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P2" style:family="paragraph" style:parent-style-name="Header">
      <style:text-properties fo:font-size="8pt" officeooo:paragraph-rsid="00020a79" style:font-size-asian="8pt" style:font-size-complex="8pt"/>
    </style:style>
    <style:style style:name="P3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bf4234" officeooo:paragraph-rsid="00c06f8f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weight="normal" officeooo:rsid="00bf2020" officeooo:paragraph-rsid="00bf2020" style:font-weight-asian="normal" style:font-weight-complex="normal"/>
    </style:style>
    <style:style style:name="P5" style:family="paragraph" style:parent-style-name="Standard">
      <style:text-properties fo:font-weight="normal" officeooo:rsid="00bf4234" officeooo:paragraph-rsid="00bf4234" style:font-weight-asian="normal" style:font-weight-complex="normal"/>
    </style:style>
    <style:style style:name="P6" style:family="paragraph" style:parent-style-name="Standard" style:list-style-name="L1">
      <style:paragraph-properties fo:text-align="center" style:justify-single-word="false"/>
      <style:text-properties style:font-name="Arial" fo:font-size="10pt" fo:language="gl" fo:country="ES" fo:font-weight="bold" officeooo:rsid="00007f1e" officeooo:paragraph-rsid="003d886d" style:font-size-asian="10pt" style:font-weight-asian="bold" style:font-size-complex="10pt" style:font-weight-complex="bold"/>
    </style:style>
    <style:style style:name="P7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b684a9" officeooo:paragraph-rsid="00b684a9" style:font-size-asian="10pt" style:font-weight-asian="normal" style:font-size-complex="10pt" style:font-weight-complex="normal"/>
    </style:style>
    <style:style style:name="P8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b76569" officeooo:paragraph-rsid="00bc00ba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b684a9" officeooo:paragraph-rsid="00b684a9" fo:background-color="#00a933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text-properties fo:color="#000000" loext:opacity="100%" style:font-name="Arial" fo:font-size="10pt" fo:language="gl" fo:country="ES" style:text-underline-style="none" fo:font-weight="normal" officeooo:rsid="00b684a9" officeooo:paragraph-rsid="00b684a9" fo:background-color="transparent" style:font-size-asian="10pt" style:font-weight-asian="normal" style:font-size-complex="10pt" style:font-weight-complex="normal"/>
    </style:style>
    <style:style style:name="P11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bf2020" officeooo:paragraph-rsid="00bf4234" style:font-size-asian="10pt" style:font-weight-asian="normal" style:font-size-complex="10pt" style:font-weight-complex="normal"/>
    </style:style>
    <style:style style:name="P12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bf4234" officeooo:paragraph-rsid="00c06f8f" style:font-size-asian="10pt" style:font-weight-asian="normal" style:font-size-complex="10pt" style:font-weight-complex="normal"/>
    </style:style>
    <style:style style:name="P13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c199c7" officeooo:paragraph-rsid="00c199c7" style:font-size-asian="10pt" style:font-weight-asian="normal" style:font-size-complex="10pt" style:font-weight-complex="normal"/>
    </style:style>
    <style:style style:name="P14" style:family="paragraph" style:parent-style-name="Standard">
      <style:text-properties fo:color="#000000" loext:opacity="100%" style:font-name="Arial1" fo:font-size="10pt" fo:language="gl" fo:country="ES" style:text-underline-style="none" fo:font-weight="normal" officeooo:rsid="00c199c7" officeooo:paragraph-rsid="00c199c7" style:font-size-asian="10pt" style:font-weight-asian="normal" style:font-size-complex="10pt" style:font-weight-complex="normal"/>
    </style:style>
    <style:style style:name="P15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bf4234" officeooo:paragraph-rsid="00bf4234" fo:background-color="#00a933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c199c7" officeooo:paragraph-rsid="00c199c7" fo:background-color="#00a933" style:font-size-asian="10pt" style:font-weight-asian="normal" style:font-size-complex="10pt" style:font-weight-complex="normal"/>
    </style:style>
    <style:style style:name="P17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bf4234" officeooo:paragraph-rsid="00c06f8f" fo:background-color="transparent" style:font-size-asian="10pt" style:font-weight-asian="normal" style:font-size-complex="10pt" style:font-weight-complex="normal"/>
    </style:style>
    <style:style style:name="P18" style:family="paragraph" style:parent-style-name="Standard" style:list-style-name="L1">
      <style:text-properties fo:color="#000000" loext:opacity="100%" style:font-name="Arial1" fo:font-size="10pt" fo:language="gl" fo:country="ES" style:text-underline-style="none" fo:font-weight="normal" officeooo:rsid="00c199c7" officeooo:paragraph-rsid="00c199c7" fo:background-color="transparent" style:font-size-asian="10pt" style:font-weight-asian="normal" style:font-size-complex="10pt" style:font-weight-complex="normal"/>
    </style:style>
    <style:style style:name="P19" style:family="paragraph" style:parent-style-name="Standard" style:list-style-name="L1">
      <style:text-properties fo:font-weight="normal" officeooo:rsid="00b76569" officeooo:paragraph-rsid="00b76569" style:font-weight-asian="normal" style:font-weight-complex="normal"/>
    </style:style>
    <style:style style:name="P20" style:family="paragraph" style:parent-style-name="Standard" style:list-style-name="L1">
      <style:text-properties fo:font-weight="normal" officeooo:rsid="00b80a19" officeooo:paragraph-rsid="00bf2020" style:font-weight-asian="normal" style:font-weight-complex="normal"/>
    </style:style>
    <style:style style:name="P21" style:family="paragraph" style:parent-style-name="Standard" style:list-style-name="L1">
      <style:text-properties fo:font-weight="normal" officeooo:rsid="00b8e6ea" officeooo:paragraph-rsid="00b8e6ea" style:font-weight-asian="normal" style:font-weight-complex="normal"/>
    </style:style>
    <style:style style:name="P22" style:family="paragraph" style:parent-style-name="Standard" style:list-style-name="L1">
      <style:text-properties fo:font-weight="normal" officeooo:rsid="00b8e6ea" officeooo:paragraph-rsid="00b967e6" style:font-weight-asian="normal" style:font-weight-complex="normal"/>
    </style:style>
    <style:style style:name="P23" style:family="paragraph" style:parent-style-name="Standard" style:list-style-name="L1">
      <style:text-properties fo:font-weight="normal" officeooo:rsid="00b967e6" officeooo:paragraph-rsid="00b967e6" style:font-weight-asian="normal" style:font-weight-complex="normal"/>
    </style:style>
    <style:style style:name="P24" style:family="paragraph" style:parent-style-name="Standard" style:list-style-name="L1">
      <style:text-properties fo:font-weight="normal" officeooo:paragraph-rsid="00ba6b0a" style:font-weight-asian="normal" style:font-weight-complex="normal"/>
    </style:style>
    <style:style style:name="P25" style:family="paragraph" style:parent-style-name="Standard" style:list-style-name="L1">
      <style:text-properties fo:font-weight="normal" officeooo:paragraph-rsid="00c199c7" style:font-weight-asian="normal" style:font-weight-complex="normal"/>
    </style:style>
    <style:style style:name="P26" style:family="paragraph" style:parent-style-name="Standard" style:list-style-name="L1">
      <style:text-properties fo:font-weight="normal" officeooo:rsid="00bf2020" officeooo:paragraph-rsid="00bf2020" style:font-weight-asian="normal" style:font-weight-complex="normal"/>
    </style:style>
    <style:style style:name="P27" style:family="paragraph" style:parent-style-name="Standard" style:list-style-name="L1">
      <style:text-properties fo:font-weight="normal" officeooo:rsid="00bf2020" officeooo:paragraph-rsid="00c199c7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bf2020" officeooo:paragraph-rsid="00bf4234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bf2020" officeooo:paragraph-rsid="00bf2020" style:font-weight-asian="normal" style:font-weight-complex="normal"/>
    </style:style>
    <style:style style:name="P30" style:family="paragraph" style:parent-style-name="Standard" style:list-style-name="L3">
      <style:text-properties fo:font-weight="normal" officeooo:rsid="00bf2020" officeooo:paragraph-rsid="00bf4234" style:font-weight-asian="normal" style:font-weight-complex="normal"/>
    </style:style>
    <style:style style:name="P31" style:family="paragraph" style:parent-style-name="Standard" style:list-style-name="L4">
      <style:text-properties fo:font-weight="normal" officeooo:rsid="00bf2020" officeooo:paragraph-rsid="00bf4234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bf2020" officeooo:paragraph-rsid="00bf4234" style:font-weight-asian="normal" style:font-weight-complex="normal"/>
    </style:style>
    <style:style style:name="P33" style:family="paragraph" style:parent-style-name="Standard" style:list-style-name="Numbering_20_ivx" style:master-page-name="">
      <loext:graphic-properties draw:fill="none"/>
      <style:paragraph-properties fo:margin-left="2cm" fo:margin-right="0cm" fo:text-indent="-0.4cm" style:auto-text-indent="false" style:page-number="auto" fo:background-color="transparent"/>
      <style:text-properties fo:font-weight="normal" officeooo:rsid="00bf2020" officeooo:paragraph-rsid="00bf4234" style:font-weight-asian="normal" style:font-weight-complex="normal"/>
    </style:style>
    <style:style style:name="P34" style:family="paragraph" style:parent-style-name="Standard" style:list-style-name="Numbering_20_ivx">
      <style:text-properties fo:font-weight="normal" officeooo:rsid="00bf2020" officeooo:paragraph-rsid="00bf4234" style:font-weight-asian="normal" style:font-weight-complex="normal"/>
    </style:style>
    <style:style style:name="P35" style:family="paragraph" style:parent-style-name="Standard" style:list-style-name="Numbering_20_ivx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fo:font-weight="normal" officeooo:rsid="00bf2020" officeooo:paragraph-rsid="00bf4234" style:font-weight-asian="normal" style:font-weight-complex="normal"/>
    </style:style>
    <style:style style:name="P36" style:family="paragraph" style:parent-style-name="Standard" style:list-style-name="L6">
      <style:text-properties fo:font-weight="normal" officeooo:rsid="00bf2020" officeooo:paragraph-rsid="00c199c7" style:font-weight-asian="normal" style:font-weight-complex="normal"/>
    </style:style>
    <style:style style:name="P37" style:family="paragraph" style:parent-style-name="Standard" style:list-style-name="L7">
      <style:text-properties fo:font-weight="normal" officeooo:rsid="00bf2020" officeooo:paragraph-rsid="00c199c7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bf4234" officeooo:paragraph-rsid="00bf4234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b76569" officeooo:paragraph-rsid="00b76569" fo:background-color="#00a933" style:font-weight-asian="normal" style:font-weight-complex="normal"/>
    </style:style>
    <style:style style:name="P40" style:family="paragraph" style:parent-style-name="Standard" style:list-style-name="L1">
      <style:text-properties fo:font-weight="normal" officeooo:rsid="00b80a19" officeooo:paragraph-rsid="00b80a19" fo:background-color="#00a933" style:font-weight-asian="normal" style:font-weight-complex="normal"/>
    </style:style>
    <style:style style:name="P41" style:family="paragraph" style:parent-style-name="Standard" style:list-style-name="L1">
      <style:text-properties fo:font-weight="normal" officeooo:rsid="00b8e6ea" officeooo:paragraph-rsid="00b8e6ea" fo:background-color="#00a933" style:font-weight-asian="normal" style:font-weight-complex="normal"/>
    </style:style>
    <style:style style:name="P42" style:family="paragraph" style:parent-style-name="Standard" style:list-style-name="L1">
      <style:text-properties fo:font-weight="normal" officeooo:rsid="00b967e6" officeooo:paragraph-rsid="00b967e6" fo:background-color="#00a933" style:font-weight-asian="normal" style:font-weight-complex="normal"/>
    </style:style>
    <style:style style:name="P43" style:family="paragraph" style:parent-style-name="Standard" style:list-style-name="L1">
      <style:text-properties fo:font-weight="normal" officeooo:rsid="00bf2020" officeooo:paragraph-rsid="00bf2020" fo:background-color="#00a933" style:font-weight-asian="normal" style:font-weight-complex="normal"/>
    </style:style>
    <style:style style:name="P44" style:family="paragraph" style:parent-style-name="Standard" style:list-style-name="L1">
      <style:text-properties fo:font-weight="normal" officeooo:rsid="00b76569" officeooo:paragraph-rsid="00b76569" fo:background-color="transparent" style:font-weight-asian="normal" style:font-weight-complex="normal"/>
    </style:style>
    <style:style style:name="P45" style:family="paragraph" style:parent-style-name="Standard" style:list-style-name="L1">
      <style:text-properties fo:font-weight="normal" officeooo:rsid="00b967e6" officeooo:paragraph-rsid="00b967e6" fo:background-color="transparent" style:font-weight-asian="normal" style:font-weight-complex="normal"/>
    </style:style>
    <style:style style:name="P46" style:family="paragraph" style:parent-style-name="Standard" style:list-style-name="L1">
      <style:text-properties fo:font-weight="normal" officeooo:rsid="00bf2020" officeooo:paragraph-rsid="00bf2020" fo:background-color="transparent" style:font-weight-asian="normal" style:font-weight-complex="normal"/>
    </style:style>
    <style:style style:name="P47" style:family="paragraph" style:parent-style-name="Standard" style:list-style-name="L1">
      <style:text-properties style:font-name="Arial1" fo:font-size="10pt" fo:language="gl" fo:country="ES" fo:font-weight="normal" officeooo:rsid="00b80a19" officeooo:paragraph-rsid="00b80a19" style:font-weight-asian="normal" style:font-weight-complex="normal"/>
    </style:style>
    <style:style style:name="P48" style:family="paragraph" style:parent-style-name="Standard" style:list-style-name="L1">
      <style:text-properties style:font-name="Arial1" fo:font-size="10pt" fo:language="gl" fo:country="ES" fo:font-weight="normal" officeooo:rsid="00ba6b0a" officeooo:paragraph-rsid="00ba6b0a" style:font-weight-asian="normal" style:font-weight-complex="normal"/>
    </style:style>
    <style:style style:name="P49" style:family="paragraph" style:parent-style-name="Standard" style:list-style-name="L2">
      <style:text-properties style:font-name="Arial1" fo:font-size="10pt" fo:language="gl" fo:country="ES" fo:font-weight="normal" officeooo:rsid="00bf2020" officeooo:paragraph-rsid="00bf2020" style:font-weight-asian="normal" style:font-weight-complex="normal"/>
    </style:style>
    <style:style style:name="P50" style:family="paragraph" style:parent-style-name="Standard" style:list-style-name="Numbering_20_abc">
      <style:text-properties style:font-name="Arial1" fo:font-size="10pt" fo:language="gl" fo:country="ES" fo:font-weight="normal" officeooo:rsid="00bf2020" officeooo:paragraph-rsid="00bf2020" style:font-weight-asian="normal" style:font-weight-complex="normal"/>
    </style:style>
    <style:style style:name="P51" style:family="paragraph" style:parent-style-name="Standard" style:list-style-name="L1">
      <style:text-properties style:font-name="Arial1" fo:font-size="10pt" fo:language="gl" fo:country="ES" fo:font-weight="normal" officeooo:rsid="00bf2020" officeooo:paragraph-rsid="00bf4234" style:font-weight-asian="normal" style:font-weight-complex="normal"/>
    </style:style>
    <style:style style:name="P52" style:family="paragraph" style:parent-style-name="Standard" style:list-style-name="L1">
      <style:text-properties style:font-name="Arial1" fo:font-size="10pt" fo:language="gl" fo:country="ES" fo:font-weight="normal" officeooo:rsid="00b80a19" officeooo:paragraph-rsid="00b80a19" fo:background-color="#00a933" style:font-weight-asian="normal" style:font-weight-complex="normal"/>
    </style:style>
    <style:style style:name="P53" style:family="paragraph" style:parent-style-name="Standard" style:list-style-name="L1">
      <style:text-properties style:font-name="Arial1" fo:font-size="10pt" fo:language="gl" fo:country="ES" fo:font-weight="normal" officeooo:rsid="00ba6b0a" officeooo:paragraph-rsid="00ba6b0a" fo:background-color="#00a933" style:font-weight-asian="normal" style:font-weight-complex="normal"/>
    </style:style>
    <style:style style:name="P54" style:family="paragraph" style:parent-style-name="Standard" style:list-style-name="L1">
      <style:text-properties style:font-name="Arial1" fo:font-size="10pt" fo:language="gl" fo:country="ES" fo:font-weight="normal" officeooo:rsid="00bf2020" officeooo:paragraph-rsid="00bf4234" fo:background-color="#00a933" style:font-weight-asian="normal" style:font-weight-complex="normal"/>
    </style:style>
    <style:style style:name="P55" style:family="paragraph" style:parent-style-name="Standard" style:list-style-name="Numbering_20_abc">
      <style:text-properties style:font-name="Arial1" fo:font-size="10pt" fo:language="gl" fo:country="ES" fo:font-weight="normal" officeooo:rsid="00bf2020" officeooo:paragraph-rsid="00bf2020" fo:background-color="#00a933" style:font-weight-asian="normal" style:font-weight-complex="normal"/>
    </style:style>
    <style:style style:name="P56" style:family="paragraph" style:parent-style-name="Standard" style:list-style-name="L1">
      <style:text-properties style:font-name="Arial1" fo:font-size="10pt" fo:language="gl" fo:country="ES" fo:font-weight="normal" officeooo:rsid="00ba6b0a" officeooo:paragraph-rsid="00ba6b0a" fo:background-color="transparent" style:font-weight-asian="normal" style:font-weight-complex="normal"/>
    </style:style>
    <style:style style:name="P57" style:family="paragraph" style:parent-style-name="Standard" style:list-style-name="L1">
      <style:text-properties style:font-name="Arial1" fo:font-size="10pt" fo:language="gl" fo:country="ES" fo:font-weight="normal" officeooo:rsid="00bf2020" officeooo:paragraph-rsid="00bf4234" fo:background-color="transparent" style:font-weight-asian="normal" style:font-weight-complex="normal"/>
    </style:style>
    <style:style style:name="P58" style:family="paragraph" style:parent-style-name="Standard" style:list-style-name="Numbering_20_abc">
      <style:text-properties style:font-name="Arial1" fo:font-size="10pt" fo:language="gl" fo:country="ES" fo:font-weight="normal" officeooo:rsid="00bf2020" officeooo:paragraph-rsid="00bf2020" fo:background-color="transparent" style:font-weight-asian="normal" style:font-weight-complex="normal"/>
    </style:style>
    <style:style style:name="T1" style:family="text">
      <style:text-properties fo:font-weight="bold" officeooo:rsid="00034f57" style:font-weight-asian="bold" style:font-weight-complex="bold"/>
    </style:style>
    <style:style style:name="T2" style:family="text">
      <style:text-properties fo:font-weight="bold" officeooo:rsid="00b495b1" style:font-weight-asian="bold" style:font-weight-complex="bold"/>
    </style:style>
    <style:style style:name="T3" style:family="text">
      <style:text-properties officeooo:rsid="00034f57"/>
    </style:style>
    <style:style style:name="T4" style:family="text">
      <style:text-properties fo:color="#000000" loext:opacity="100%" style:font-name="Arial1" fo:font-size="10pt" fo:language="gl" fo:country="ES" style:text-underline-style="none" officeooo:rsid="00bf4234" style:font-size-asian="10pt" style:font-size-complex="10pt"/>
    </style:style>
    <style:style style:name="T5" style:family="text">
      <style:text-properties fo:color="#000000" loext:opacity="100%" style:font-name="Arial1" fo:font-size="10pt" fo:language="gl" fo:country="ES" style:text-underline-style="none" officeooo:rsid="00c199c7" style:font-size-asian="10pt" style:font-size-complex="10pt"/>
    </style:style>
    <style:style style:name="T6" style:family="text">
      <style:text-properties fo:color="#000000" loext:opacity="100%" style:font-name="Arial1" fo:font-size="10pt" fo:language="gl" fo:country="ES" style:text-underline-style="none" officeooo:rsid="00bf2020" style:font-size-asian="10pt" style:font-size-complex="10pt"/>
    </style:style>
    <style:style style:name="T7" style:family="text">
      <style:text-properties style:font-name="Arial1" fo:font-size="10pt" fo:language="gl" fo:country="ES"/>
    </style:style>
    <style:style style:name="T8" style:family="text">
      <style:text-properties style:font-name="Arial1" fo:font-size="10pt" fo:language="gl" fo:country="ES" officeooo:rsid="00ba6b0a"/>
    </style:style>
    <style:style style:name="T9" style:family="text">
      <style:text-properties style:font-name="Arial1" fo:font-size="10pt" fo:language="gl" fo:country="ES" officeooo:rsid="00bc00ba"/>
    </style:style>
    <style:style style:name="T10" style:family="text">
      <style:text-properties style:font-name="Arial1" fo:font-size="10pt" fo:language="gl" fo:country="ES" officeooo:rsid="00bf2020"/>
    </style:style>
    <style:style style:name="T11" style:family="text">
      <style:text-properties style:font-name="Arial1" fo:font-size="10pt" fo:language="gl" fo:country="ES" officeooo:rsid="00c199c7"/>
    </style:style>
    <style:style style:name="T12" style:family="text">
      <style:text-properties style:font-name="Arial1" officeooo:rsid="00bc00ba"/>
    </style:style>
    <style:style style:name="T13" style:family="text">
      <style:text-properties officeooo:rsid="00bf2020"/>
    </style:style>
    <style:style style:name="T14" style:family="text">
      <style:text-properties officeooo:rsid="00bf423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bf2020"/>
    </style:style>
    <style:style style:name="T17" style:family="text">
      <style:text-properties officeooo:rsid="00c06f8f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float" office:value="0" text:name="CICLO"/>
      </text:user-field-decls>
      <text:list xml:id="list3660157138" text:style-name="L1">
        <text:list-header>
          <text:p text:style-name="P6"/>
        </text:list-header>
        <text:list-item>
          <text:p text:style-name="P7">Chámase normalización</text:p>
          <text:list>
            <text:list-item>
              <text:p text:style-name="P7">Ao proceso de obter o esquema de relacións dunha BD a partir da descrición do sistema a modelar.</text:p>
            </text:list-item>
            <text:list-item>
              <text:p text:style-name="P10">Ao proceso de obter o esquema de relacións dunha BD a partir do seu modelo conceptual E-R.</text:p>
            </text:list-item>
            <text:list-item>
              <text:p text:style-name="P9">Ao proceso de descompoñer as relacións dunha BD nunhas equivalentes que cumpren certas regras.</text:p>
            </text:list-item>
            <text:list-item>
              <text:p text:style-name="P7">Ao proceso de refacer relacións dunha BD seguindo certos pasos formais e informais.</text:p>
              <text:p text:style-name="P7"/>
            </text:list-item>
          </text:list>
        </text:list-item>
        <text:list-item>
          <text:p text:style-name="P7">O obxectivo da normalización</text:p>
          <text:list>
            <text:list-item>
              <text:p text:style-name="P7">É crear BD máis sinxelas e máis fáciles de entender.</text:p>
            </text:list-item>
            <text:list-item>
              <text:p text:style-name="P9">É crear BD que permitan representar todos os datos e que sexan consistentes na manipulación dos datos.</text:p>
            </text:list-item>
            <text:list-item>
              <text:p text:style-name="P7">É descompoñer as relacións dunha BD nunhas equivalentes que cumpren certas regras.</text:p>
            </text:list-item>
            <text:list-item>
              <text:p text:style-name="P7">É descompoñer as relacións dunha BD nunhas equivalentes que están en certa forma normal.</text:p>
              <text:p text:style-name="P7"/>
            </text:list-item>
          </text:list>
        </text:list-item>
        <text:list-item>
          <text:p text:style-name="P8">Unha relación en 2ª FN <text:span text:style-name="T12">(varias respostas)</text:span></text:p>
          <text:list>
            <text:list-item>
              <text:p text:style-name="P39">Sempre está en 1ª FN</text:p>
            </text:list-item>
            <text:list-item>
              <text:p text:style-name="P44">Sempre está en 3ª FN</text:p>
            </text:list-item>
            <text:list-item>
              <text:p text:style-name="P39">Se está 4ª FN tamén estará en FNBC</text:p>
            </text:list-item>
            <text:list-item>
              <text:p text:style-name="P19">Se está 3ª FN tamén estará en FNBC</text:p>
              <text:p text:style-name="P19"/>
            </text:list-item>
          </text:list>
        </text:list-item>
        <text:list-item>
          <text:p text:style-name="P20">Cales dos seguintes problemas poden derivarse dunha BD sen normalizar <text:span text:style-name="T8"><text:s/></text:span><text:span text:style-name="T9">(varias respostas)</text:span></text:p>
          <text:list>
            <text:list-item>
              <text:p text:style-name="P40">Imposibilidade de rexistrar certos datos</text:p>
            </text:list-item>
            <text:list-item>
              <text:p text:style-name="P52">Información repetida varias veces nas tuplas</text:p>
            </text:list-item>
            <text:list-item>
              <text:p text:style-name="P52">Perdas de información inesperadas ao borrar datos</text:p>
            </text:list-item>
            <text:list-item>
              <text:p text:style-name="P47">Recuperación de atributos en orde distinta da esperada</text:p>
              <text:p text:style-name="P47"/>
            </text:list-item>
          </text:list>
        </text:list-item>
        <text:list-item>
          <text:p text:style-name="P21">Nunha dependencia funcional M -&gt; N</text:p>
          <text:list>
            <text:list-item>
              <text:p text:style-name="P21">M e N son relacións</text:p>
            </text:list-item>
            <text:list-item>
              <text:p text:style-name="P21">M e N son atributos da mesma relación</text:p>
            </text:list-item>
            <text:list-item>
              <text:p text:style-name="P41">M e N son atributos da mesma ou de distinta relación</text:p>
            </text:list-item>
            <text:list-item>
              <text:p text:style-name="P21">M e N son conxuntos de atributos</text:p>
              <text:p text:style-name="P21"/>
            </text:list-item>
          </text:list>
        </text:list-item>
        <text:list-item>
          <text:p text:style-name="P22">Nunha dependencia funcional M -&gt; N</text:p>
          <text:list>
            <text:list-item>
              <text:p text:style-name="P42">M determina funcionalmente a N; e N é determinado funcionalmente por M</text:p>
            </text:list-item>
            <text:list-item>
              <text:p text:style-name="P23">N determina funcionalmente a M; e M é determinado funcionalmente por N</text:p>
            </text:list-item>
            <text:list-item>
              <text:p text:style-name="P45">M determina funcionalmente a N; e M é determinado funcionalmente por N</text:p>
            </text:list-item>
            <text:list-item>
              <text:p text:style-name="P45">N determina funcionalmente a M; e N é determinado funcionalmente por M</text:p>
              <text:p text:style-name="P23"/>
            </text:list-item>
          </text:list>
        </text:list-item>
        <text:list-item>
          <text:p text:style-name="P24"><text:span text:style-name="T8">Unha relación sen atributos multivaluados </text:span><text:span text:style-name="T9">(varias respostas)</text:span></text:p>
          <text:list>
            <text:list-item>
              <text:p text:style-name="P53">Sempre está en 1º FN</text:p>
            </text:list-item>
            <text:list-item>
              <text:p text:style-name="P56">Sempre está en 2ª FN</text:p>
            </text:list-item>
            <text:list-item>
              <text:p text:style-name="P53">Pode estar en 3ª FN</text:p>
            </text:list-item>
            <text:list-item>
              <text:p text:style-name="P53">Pode estar en FNBC</text:p>
              <text:p text:style-name="P48"/>
            </text:list-item>
          </text:list>
        </text:list-item>
        <text:list-item>
          <text:p text:style-name="P26">Ao descompoñer unha relación en varias equivalentes búscase que estén todas as tuplas da relación orixinal. Esto chámase:</text:p>
          <text:list>
            <text:list-item>
              <text:p text:style-name="P43">Reunión sen perda</text:p>
            </text:list-item>
            <text:list-item>
              <text:p text:style-name="P46">Conservación das dependencias</text:p>
            </text:list-item>
            <text:list-item>
              <text:p text:style-name="P26">Descomposición</text:p>
            </text:list-item>
            <text:list-item>
              <text:p text:style-name="P26">Normalización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01060695524320" text:continue-numbering="true" text:style-name="L1">
        <text:list-item>
          <text:p text:style-name="P26"><text:soft-page-break/>Unha relación r da extensión R(<text:span text:style-name="T15">A</text:span>,B,C,D), sendo A, B, C e D atributos, ten as seguintes relacións:</text:p>
        </text:list-item>
      </text:list>
      <text:list xml:id="list2008244199" text:style-name="L2">
        <text:list-item>
          <text:list>
            <text:list-item>
              <text:p text:style-name="P29">A -&gt; B</text:p>
            </text:list-item>
            <text:list-item>
              <text:p text:style-name="P29">B -&gt; C,D</text:p>
              <text:p text:style-name="P29"/>
            </text:list-item>
          </text:list>
          <text:p text:style-name="P29">Descompoñemos a relación orixinal r nas seguintes relación: </text:p>
          <text:list text:continue-numbering="true">
            <text:list-item>
              <text:p text:style-name="P29">r’ con esquema R’(<text:span text:style-name="T15">A</text:span>,B)</text:p>
            </text:list-item>
            <text:list-item>
              <text:p text:style-name="P29">r’’ con esquema R’’(<text:span text:style-name="T15">B</text:span>,C,D)</text:p>
              <text:p text:style-name="P29"/>
            </text:list-item>
          </text:list>
          <text:p text:style-name="P49">A <text:span text:style-name="T14">descomposición</text:span> realizada</text:p>
        </text:list-item>
      </text:list>
      <text:list xml:id="list1905525719" text:style-name="Numbering_20_abc">
        <text:list-item>
          <text:list>
            <text:list-item>
              <text:p text:style-name="P55">Cumpre a Reunión sen perda e a Conservación das dependencias.</text:p>
            </text:list-item>
            <text:list-item>
              <text:p text:style-name="P58">Cumpre a Reunión sen perda pero non a Conservación das dependencias.</text:p>
            </text:list-item>
            <text:list-item>
              <text:p text:style-name="P50">Non cumpre a Reunión sen perda pero cumpre a Conservación das dependencias.</text:p>
            </text:list-item>
            <text:list-item>
              <text:p text:style-name="P50">Non cumpre a Reunión sen perda nin a Conservación das dependencias.</text:p>
              <text:p text:style-name="P50"/>
            </text:list-item>
          </text:list>
        </text:list-item>
      </text:list>
      <text:list xml:id="list101061516473294" text:continue-list="list101060695524320" text:style-name="L1">
        <text:list-item>
          <text:p text:style-name="P27">Unha relación r da extensión R(<text:span text:style-name="T15">A</text:span>,B,C,D), sendo A, B, C e D atributos, </text:p>
          <text:p text:style-name="P27">ten as seguintes <text:span text:style-name="T7">d</text:span><text:span text:style-name="T11">ependencias funcionais</text:span>:</text:p>
        </text:list-item>
      </text:list>
      <text:list xml:id="list1872815830" text:style-name="L3">
        <text:list-item>
          <text:list>
            <text:list-item>
              <text:p text:style-name="P30">A -&gt; B</text:p>
            </text:list-item>
            <text:list-item>
              <text:p text:style-name="P30">B -&gt; C,<text:span text:style-name="T14">D</text:span></text:p>
            </text:list-item>
          </text:list>
        </text:list-item>
      </text:list>
      <text:p text:style-name="P5"/>
      <text:list xml:id="list101060818658871" text:continue-list="list101061516473294" text:style-name="L1">
        <text:list-header>
          <text:p text:style-name="P28">Descompoñemos a relación orixinal r nas seguintes relación: </text:p>
        </text:list-header>
      </text:list>
      <text:list xml:id="list2614137223" text:style-name="L4">
        <text:list-item>
          <text:list>
            <text:list-item>
              <text:p text:style-name="P31">r’ con esquema R’(<text:span text:style-name="T15">A</text:span>,B,<text:span text:style-name="T14">C</text:span>)</text:p>
            </text:list-item>
            <text:list-item>
              <text:p text:style-name="P31">r’’ con esquema R’’(<text:span text:style-name="T15">B</text:span>,<text:span text:style-name="T14">D</text:span>)</text:p>
              <text:p text:style-name="P31"/>
            </text:list-item>
          </text:list>
        </text:list-item>
      </text:list>
      <text:list xml:id="list101060419659384" text:continue-list="list101060818658871" text:style-name="L1">
        <text:list-header>
          <text:p text:style-name="P51">A <text:span text:style-name="T14">descomposición</text:span> realizada</text:p>
          <text:list>
            <text:list-item>
              <text:p text:style-name="P54">Cumpre a Reunión sen perda e a Conservación das dependencias.</text:p>
            </text:list-item>
            <text:list-item>
              <text:p text:style-name="P57">Cumpre a Reunión sen perda pero non a Conservación das dependencias.</text:p>
            </text:list-item>
            <text:list-item>
              <text:p text:style-name="P51">Non cumpre a Reunión sen perda pero cumpre a Conservación das dependencias.</text:p>
            </text:list-item>
            <text:list-item>
              <text:p text:style-name="P57">Non cumpre a Reunión sen perda nin a Conservación das dependencias.</text:p>
              <text:p text:style-name="P21"/>
            </text:list-item>
          </text:list>
        </text:list-header>
        <text:list-item>
          <text:p text:style-name="P27">Unha relación r da extensión R(<text:span text:style-name="T15">A</text:span>,B,C,D), sendo A, B, C e D atributos, </text:p>
          <text:p text:style-name="P27">ten as seguintes <text:span text:style-name="T7">d</text:span><text:span text:style-name="T11">ependencias funcionais</text:span>:</text:p>
        </text:list-item>
      </text:list>
      <text:list xml:id="list1659451677" text:style-name="L5">
        <text:list-item>
          <text:list>
            <text:list-item>
              <text:p text:style-name="P32">A -&gt; B</text:p>
            </text:list-item>
            <text:list-item>
              <text:p text:style-name="P32">B -&gt; C,<text:span text:style-name="T14">D</text:span></text:p>
            </text:list-item>
          </text:list>
        </text:list-item>
      </text:list>
      <text:list xml:id="list101061749312819" text:continue-list="list101060419659384" text:style-name="L1">
        <text:list-header>
          <text:p text:style-name="P38"/>
          <text:p text:style-name="P28"><text:span text:style-name="T14">Queremos descompoñer a </text:span>relación orixinal r, <text:span text:style-name="T14">para o que valoramos as seguintes opcións</text:span>: </text:p>
        </text:list-header>
      </text:list>
      <text:list xml:id="list1659671215" text:style-name="Numbering_20_ivx">
        <text:list-item>
          <text:list>
            <text:list-item>
              <text:p text:style-name="P33">r’ con esquema R’(<text:span text:style-name="T15">A</text:span>,B)</text:p>
              <text:p text:style-name="P33">r’’ con esquema R’’(<text:span text:style-name="T15">B</text:span>,C,D)</text:p>
            </text:list-item>
          </text:list>
          <text:p text:style-name="P34"/>
          <text:list text:continue-numbering="true">
            <text:list-item>
              <text:p text:style-name="P33">r’ con esquema R’(<text:span text:style-name="T15">A</text:span>,B,<text:span text:style-name="T14">C</text:span>)</text:p>
              <text:p text:style-name="P35">r’’ con esquema R’’(<text:span text:style-name="T15">B</text:span>,<text:span text:style-name="T14">D</text:span>)</text:p>
            </text:list-item>
          </text:list>
        </text:list-item>
      </text:list>
      <text:list xml:id="list101061397985608" text:continue-list="list101061749312819" text:style-name="L1">
        <text:list-item>
          <text:list>
            <text:list-header>
              <text:p text:style-name="P28"/>
            </text:list-header>
          </text:list>
          <text:p text:style-name="P11">C<text:span text:style-name="T14">al das dúas descomposición é mellor?</text:span></text:p>
          <text:list text:continue-numbering="true">
            <text:list-item>
              <text:p text:style-name="P15">A i, porque tanto en r’ como en r’’ os atributos non chave dependen da chave;</text:p>
              <text:p text:style-name="P15">mentres <text:s/>que na ii hai atributos en r’ que non dependen da chave.</text:p>
            </text:list-item>
            <text:list-item>
              <text:p text:style-name="P17">A i, porque tanto en r’ como en r’’ os atributos non chave dependen da chave;</text:p>
              <text:p text:style-name="P17">mentres <text:s/>que na ii hai atributos en r’’ que non dependen da chave.</text:p>
            </text:list-item>
            <text:list-item>
              <text:p text:style-name="P12">A i<text:span text:style-name="T17">i</text:span>, porque tanto en r’ como en r’’ os atributos non chave dependen da chave;</text:p>
              <text:p text:style-name="P12">mentres <text:s/>que na i hai atributos en r’ que non dependen da chave.</text:p>
            </text:list-item>
            <text:list-item>
              <text:p text:style-name="P12">A i<text:span text:style-name="T17">i</text:span>, porque tanto en r’ como en r’’ os atributos non chave dependen da chave;</text:p>
              <text:p text:style-name="P12">mentres <text:s/>que na i hai atributos en r’’ que non dependen da chave.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1061531560054" text:continue-numbering="true" text:style-name="L1">
        <text:list-item>
          <text:p text:style-name="P27"><text:soft-page-break/>Unha relación r da extensión R(<text:span text:style-name="T15">A</text:span>,B,C,D), sendo A, B, C e D atributos, </text:p>
          <text:p text:style-name="P27">ten as seguintes <text:span text:style-name="T7">d</text:span><text:span text:style-name="T11">ependencias funcionais</text:span>:</text:p>
        </text:list-item>
      </text:list>
      <text:list xml:id="list3669434176" text:style-name="L6">
        <text:list-item>
          <text:list>
            <text:list-item>
              <text:p text:style-name="P36">A -&gt; B</text:p>
            </text:list-item>
            <text:list-item>
              <text:p text:style-name="P36">B -&gt; C,<text:span text:style-name="T14">D</text:span></text:p>
            </text:list-item>
          </text:list>
        </text:list-item>
      </text:list>
      <text:list xml:id="list101061320148196" text:continue-list="list101061531560054" text:style-name="L1">
        <text:list-header>
          <text:p text:style-name="P25"><text:span text:style-name="T4">E</text:span><text:span text:style-name="T5">n</text:span><text:span text:style-name="T6"> </text:span><text:span text:style-name="T5">que forma normal está?</text:span></text:p>
          <text:list>
            <text:list-item>
              <text:p text:style-name="P18">1ªFN</text:p>
            </text:list-item>
            <text:list-item>
              <text:p text:style-name="P16">2ªFN</text:p>
            </text:list-item>
            <text:list-item>
              <text:p text:style-name="P13">3ªFN</text:p>
            </text:list-item>
            <text:list-item>
              <text:p text:style-name="P13">Non está normalizada</text:p>
            </text:list-item>
          </text:list>
        </text:list-header>
      </text:list>
      <text:p text:style-name="P14"/>
      <text:list xml:id="list101060341518696" text:continue-numbering="true" text:style-name="L1">
        <text:list-item>
          <text:p text:style-name="P25"><text:span text:style-name="T13">Unha relación r da extensión R(</text:span><text:span text:style-name="T16">B</text:span><text:span text:style-name="T13">,C,D), sendo B, C e D atributos, </text:span></text:p>
          <text:p text:style-name="P25"><text:span text:style-name="T13">ten as seguintes </text:span><text:span text:style-name="T10">d</text:span><text:span text:style-name="T11">ependencias funcionais</text:span><text:span text:style-name="T13">:</text:span></text:p>
        </text:list-item>
      </text:list>
      <text:list xml:id="list4287231785" text:style-name="L7">
        <text:list-item>
          <text:list>
            <text:list-item>
              <text:p text:style-name="P37">B -&gt; C,D</text:p>
            </text:list-item>
          </text:list>
        </text:list-item>
      </text:list>
      <text:list xml:id="list101061507026686" text:continue-list="list101060341518696" text:style-name="L1">
        <text:list-header>
          <text:p text:style-name="P25"><text:span text:style-name="T4">E</text:span><text:span text:style-name="T5">n</text:span><text:span text:style-name="T6"> </text:span><text:span text:style-name="T5">que forma normal está?</text:span></text:p>
          <text:list>
            <text:list-item>
              <text:p text:style-name="P13">1ªFN</text:p>
            </text:list-item>
            <text:list-item>
              <text:p text:style-name="P13">2ªFN</text:p>
            </text:list-item>
            <text:list-item>
              <text:p text:style-name="P16">3ªFN</text:p>
            </text:list-item>
            <text:list-item>
              <text:p text:style-name="P13">Non está normalizada</text:p>
              <text:p text:style-name="P13"/>
            </text:list-item>
          </text:list>
        </text:list-header>
      </text:list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OpenSymbol1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Normal" style:font-family-generic="swiss" style:font-pitch="variable" fo:font-size="10pt" fo:language="gl" fo:country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8pt" style:text-underline-style="solid" style:text-underline-width="auto" style:text-underline-color="font-color" officeooo:paragraph-rsid="00034f57" style:font-size-asian="8pt" style:font-size-complex="8pt"/>
    </style:style>
    <style:style style:name="MP2" style:family="paragraph" style:parent-style-name="Header">
      <style:text-properties fo:font-size="8pt" officeooo:paragraph-rsid="00020a79" style:font-size-asian="8pt" style:font-size-complex="8pt"/>
    </style:style>
    <style:style style:name="MT1" style:family="text">
      <style:text-properties fo:font-weight="bold" officeooo:rsid="00034f57" style:font-weight-asian="bold" style:font-weight-complex="bold"/>
    </style:style>
    <style:style style:name="MT2" style:family="text">
      <style:text-properties fo:font-weight="bold" officeooo:rsid="00b495b1" style:font-weight-asian="bold" style:font-weight-complex="bold"/>
    </style:style>
    <style:style style:name="MT3" style:family="text">
      <style:text-properties officeooo:rsid="00034f57"/>
    </style:style>
    <style:page-layout style:name="Mpm1">
      <style:page-layout-properties fo:page-width="21.59cm" fo:page-height="27.94cm" style:num-format="1" style:print-orientation="portrait" fo:margin-top="1.499cm" fo:margin-bottom="1.499cm" fo:margin-left="2cm" fo:margin-right="1.68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MP1"><text:user-defined style:data-style-name="N0" text:name="MODULO"/><text:s text:c="2"/><text:user-defined style:data-style-name="N0" text:name="UD">UD3 MODELO RELACIONAL</text:user-defined><text:tab/> <text:s text:c="3"/><text:tab/><text:span text:style-name="MT1">BOLETÍN </text:span><text:span text:style-name="MT2">2 - NORMALIZACIÓN</text:span></text:p>
      </style:header>
      <style:footer>
        <text:p text:style-name="MP2"><text:tab/><text:page-number text:select-page="current">1</text:page-number> <text:span text:style-name="MT3">de </text:span><text:span text:style-name="MT3"><text:page-count>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0.4$Windows_X86_64 LibreOffice_project/9a9c6381e3f7a62afc1329bd359cc48accb6435b</meta:generator>
    <meta:editing-cycles>121</meta:editing-cycles>
    <meta:editing-duration>P3DT1H8M24S</meta:editing-duration>
    <dc:date>2021-11-22T10:10:59.774000000</dc:date>
    <meta:document-statistic meta:table-count="0" meta:image-count="0" meta:object-count="0" meta:page-count="3" meta:paragraph-count="103" meta:word-count="844" meta:character-count="4512" meta:non-whitespace-character-count="3833"/>
    <meta:user-defined meta:name="MODULO"/>
    <meta:user-defined meta:name="UD">UD3 MODELO RELACIONAL</meta:user-defined>
  </office:meta>
</office:document-meta>
</file>